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pl" fo:country="PL" style:font-size-asian="10.5pt"/>
    </style:style>
    <style:style style:name="P2" style:family="paragraph" style:parent-style-name="Standard">
      <style:text-properties fo:language="pl" fo:country="PL" officeooo:rsid="00116d14" officeooo:paragraph-rsid="00116d14" style:font-size-asian="10.5pt"/>
    </style:style>
    <style:style style:name="P3" style:family="paragraph" style:parent-style-name="Standard">
      <style:text-properties fo:language="pl" fo:country="PL" officeooo:rsid="0012b18e" officeooo:paragraph-rsid="0012b18e" style:font-size-asian="10.5pt"/>
    </style:style>
    <style:style style:name="P4" style:family="paragraph" style:parent-style-name="Standard">
      <style:text-properties fo:language="pl" fo:country="PL" officeooo:rsid="00150560" officeooo:paragraph-rsid="00150560" style:font-size-asian="10.5pt"/>
    </style:style>
    <style:style style:name="P5" style:family="paragraph" style:parent-style-name="Standard">
      <style:text-properties fo:language="pl" fo:country="PL" officeooo:rsid="0015d1d1" officeooo:paragraph-rsid="0015d1d1" style:font-size-asian="10.5pt"/>
    </style:style>
    <style:style style:name="P6" style:family="paragraph" style:parent-style-name="Standard">
      <style:paragraph-properties fo:text-align="start" style:justify-single-word="false"/>
      <style:text-properties fo:language="pl" fo:country="PL" officeooo:rsid="0015d1d1" officeooo:paragraph-rsid="0015d1d1" style:font-size-asian="10.5pt"/>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pl" fo:country="PL" officeooo:rsid="0015d1d1" officeooo:paragraph-rsid="00150560" style:font-size-asian="10.5pt"/>
    </style:style>
    <style:style style:name="T1" style:family="text">
      <style:text-properties officeooo:rsid="00116d14"/>
    </style:style>
    <style:style style:name="T2" style:family="text">
      <style:text-properties officeooo:rsid="0013d0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is projektu - Filip Komorowski</text:p>
      <text:p text:style-name="P1"/>
      <text:p text:style-name="P1">Mój projekt będzie grą 2D inspirowaną grą ze strony https://zty.pe .</text:p>
      <text:p text:style-name="P1">Jest to gra, której główną ideą jest ćwiczenie szybkiego i poprawnego pisania</text:p>
      <text:p text:style-name="P1">na klawiaturze. Dzięki tej grze jest to przyjemne i efektywne. </text:p>
      <text:p text:style-name="P1">W naszej grze znajdujemy się w dolnej części ekranu i z góry spadają</text:p>
      <text:p text:style-name="P1">na nas wrogowie i każdy z nich ma przypisany sobie wyraz. Jeśli poprawnie wpiszemy przypisany</text:p>
      <text:p text:style-name="P1">wrogowi wyraz, wtedy ten znika. Gracz przegrywa jeśli, któryś z wrogów zdąży spaść na sam dół ekranu.</text:p>
      <text:p text:style-name="P1"/>
      <text:p text:style-name="P1">Użytkownik zaczyna rozgrywkę od bardzo prostego poziomu i z każdym kolejnym poziom trudności wzrasta.</text:p>
      <text:p text:style-name="P1">Trudność polega na zwiększonej częstotliwości pojawiania się słów oraz ich większej długości.</text:p>
      <text:p text:style-name="P1">Dodatkowo w dalszych poziomach będą pojawiać się wrogowie, którzy <text:span text:style-name="T1">potrafią tworzyć nowe słowa, więc gracz musi strategicznie wybierać kolejność wpisywanych słów.</text:span></text:p>
      <text:p text:style-name="P1"/>
      <text:p text:style-name="P2">Gracz dostaje punkty za każde poprawnie wpisane słowo. Wyjściowo każde słowo jest warte tyle punktów co znaków w słowie, jednak jeśli gracz od dłuższego czasu pisze bezbłędnie przysługuje mu premia.</text:p>
      <text:p text:style-name="P2"/>
      <text:p text:style-name="P2">Dodatkowo na każdą rozgrywkę graczowi przysługują 3 power-up’y, które pozwalają na zniszczenie od 3 do 7 wrogów, którzy są blisko końcowej linii. Za wrogów zniszczonych w ten sposób, gracz nie dostaje punktów.</text:p>
      <text:p text:style-name="P2"/>
      <text:p text:style-name="P3">Dom<text:span text:style-name="T2">yślnie słowa losowane są z ustalonego przeze mnie słownika, który podzielony będzie według długości słów. Gracz jednak będzie mieć możliwość wprowadzenia własnego.</text:span></text:p>
      <text:p text:style-name="P3"/>
      <text:p text:style-name="P4">Jeśli w danym na momencie na planszy jest mniej niż 26 słów to gra gwarantuje, że nie będzie dwóch słów zaczynających się na tę samą literę. Dzięki temu gracz będzie mieć pełną kontrolę nad tym, który wróg ma zniknąć w pierwszej kolejności. </text:p>
      <text:p text:style-name="P4"/>
      <text:p text:style-name="P6">Jeśli zdążę, <text:s/>chciałbym również również dodać wykres 5 ostatnich wyników.</text:p>
      <text:p text:style-name="P7"/>
      <text:p text:style-name="P5"/>
      <text:p text:style-name="P5">Grę zamierzam pisać w C++ z użyciem SFML. ( być może wykorzystam dodatkowe biblioteki jeśli pojawi się taka potrz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3:52:47.727176644</meta:creation-date>
    <dc:date>2019-12-28T14:52:22.697677240</dc:date>
    <meta:editing-duration>PT18M5S</meta:editing-duration>
    <meta:editing-cycles>3</meta:editing-cycles>
    <meta:generator>LibreOffice/6.0.7.3$Linux_X86_64 LibreOffice_project/00m0$Build-3</meta:generator>
    <meta:document-statistic meta:table-count="0" meta:image-count="0" meta:object-count="0" meta:page-count="1" meta:paragraph-count="16" meta:word-count="285" meta:character-count="1862" meta:non-whitespace-character-count="1590"/>
  </office:meta>
</office:document-meta>
</file>